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DB Front Raise</text:p>
          </table:table-cell>
          <table:table-cell office:value-type="string">
            <text:p>10/10/10/10</text:p>
          </table:table-cell>
          <table:table-cell/>
        </table:table-row>
        <table:table-row table:style-name="ro1">
          <table:table-cell office:value-type="string">
            <text:p>DB Lateral Raise</text:p>
          </table:table-cell>
          <table:table-cell office:value-type="string">
            <text:p>99/99/99/99</text:p>
          </table:table-cell>
          <table:table-cell/>
        </table:table-row>
        <table:table-row table:style-name="ro1">
          <table:table-cell office:value-type="string">
            <text:p>Selectorized Shoulder Press</text:p>
          </table:table-cell>
          <table:table-cell office:value-type="string">
            <text:p>10/10/10/10</text:p>
          </table:table-cell>
          <table:table-cell/>
        </table:table-row>
        <table:table-row table:style-name="ro1">
          <table:table-cell office:value-type="string">
            <text:p>Cable Face Pull</text:p>
          </table:table-cell>
          <table:table-cell office:value-type="string">
            <text:p>15/15/15/15</text:p>
          </table:table-cell>
          <table:table-cell/>
        </table:table-row>
        <table:table-row table:style-name="ro1">
          <table:table-cell office:value-type="string">
            <text:p>Cable Pushdown Overhand</text:p>
          </table:table-cell>
          <table:table-cell office:value-type="string">
            <text:p>12/12/12/12</text:p>
          </table:table-cell>
          <table:table-cell/>
        </table:table-row>
        <table:table-row table:style-name="ro1">
          <table:table-cell office:value-type="string">
            <text:p>Close-Grip Bench Push-ups</text:p>
          </table:table-cell>
          <table:table-cell office:value-type="string">
            <text:p>99/99/99/99</text:p>
          </table:table-cell>
          <table:table-cell/>
        </table:table-row>
        <table:table-row table:style-name="ro1">
          <table:table-cell office:value-type="string">
            <text:p>Seated Dip</text:p>
          </table:table-cell>
          <table:table-cell office:value-type="string">
            <text:p>15/15/15/15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3"/>
          <table:table-cell table:style-name="Default"/>
        </table:table-row>
        <table:table-row table:style-name="ro1">
          <table:table-cell table:style-name="Default"/>
          <table:table-cell table:style-name="ce3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3/03/2018</text:date>, <text:time>08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9S</meta:editing-duration>
    <meta:editing-cycles>4</meta:editing-cycles>
    <meta:generator>OpenOffice/4.1.5$Win32 OpenOffice.org_project/415m1$Build-9789</meta:generator>
    <dc:date>2018-03-03T08:49:57.13</dc:date>
    <dc:creator>Justin Reina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